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'Liberation Serif'" style:font-family-asian="'Liberation Serif'" style:font-family-complex="'Liberation Serif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'Liberation Serif'" style:font-family-asian="'Liberation Serif'" style:font-family-complex="'Liberation Serif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3.00pt" fo:margin-bottom="3.00p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center" fo:margin-top="6.00pt" fo:margin-bottom="6.00pt"/>
    </style:style>
    <style:style style:name="P5" style:family="paragraph">
      <style:paragraph-properties fo:line-height="12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center" fo:margin-top="6.00pt" fo:margin-bottom="6.00pt"/>
    </style:style>
    <style:style style:name="P8" style:family="paragraph">
      <style:paragraph-properties fo:line-height="120.00%" fo:text-align="left"/>
    </style:style>
  </office:automatic-styles>
  <office:body>
    <office:text>
      <text:p text:style-name="P1"><text:span text:style-name="T1">En Matiere de</text:span></text:p>
      <text:p text:style-name="P1"><text:span text:style-name="T2"/></text:p>
      <text:p text:style-name="P1"><text:span text:style-name="T2"/></text:p>
      <text:p text:style-name="P2"><text:span text:style-name="T3">"Je mets à votre disposition mes talents</text:span></text:p>
      <text:p text:style-name="P2"><text:span text:style-name="T3">pour créer des ambiances à la mesure de vos rêves"</text:span></text:p>
      <text:p text:style-name="P3"><text:span text:style-name="T4"/></text:p>
      <text:p text:style-name="P3"><text:span text:style-name="T4"/></text:p>
      <text:p text:style-name="P4"><text:span text:style-name="T5">Le Concept</text:span></text:p>
      <text:p text:style-name="P5"><text:span text:style-name="T6"/></text:p>
      <text:p text:style-name="P5"><text:span text:style-name="T7">Né de l'envie d'habiter les murs, de les investir afin qu'ils deviennent le prolongement des lieux à vivre. A partir d'un matériau simple et sain, le plâtre, créer des motifs, en série ou en pièce unique, sur 50 cm ou sur 25 m², pour des particuliers ou des professionnels. L'espace mural devient poétique et changeant, Il est le reflet votre personnalité,la touche d'originalité élégante et discrète qui donne du caractère à votre espace.</text:span></text:p>
      <text:p text:style-name="P6"><text:span text:style-name="T8"/></text:p>
      <text:p text:style-name="P6"><text:span text:style-name="T8"/></text:p>
      <text:p text:style-name="P7"><text:span text:style-name="T9">La Technique</text:span></text:p>
      <text:p text:style-name="P8"><text:span text:style-name="T10"/></text:p>
      <text:p text:style-name="P8"><text:span text:style-name="T11">Forte d'une longue expérience dans les métiers du bâtiment et d'un goût prononcé pour les arts, j'utilise une technique d'enduisage à base de plâtre permettant la mise en relief de décors muraux.</text:span></text:p>
      <text:p text:style-name="P8"><text:span text:style-name="T12"/></text:p>
      <text:p text:style-name="P8"><text:span text:style-name="T13">Cette technique consiste à modeler puis à sculpter le plâtre afin de créer des volumes. La mise en lumière apporte à la fresque des contours changeant, évoluant au fil des heures ou des envies. </text:span></text:p>
      <text:p text:style-name="P8"><text:span text:style-name="T14"/></text:p>
      <text:p text:style-name="P8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